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127cm"/>
    </style:style>
    <style:style style:name="gr2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none" fo:min-height="0.6cm"/>
    </style:style>
    <style:style style:name="gr5" style:family="graphic" style:parent-style-name="standard">
      <style:graphic-properties draw:stroke="none" svg:stroke-width="0cm" draw:fill="none" fo:min-height="0.127cm"/>
    </style:style>
    <style:style style:name="gr6" style:family="graphic" style:parent-style-name="standard">
      <style:graphic-properties svg:stroke-color="#000000" draw:marker-end="Arrowheads_20_1" draw:textarea-vertical-align="middle"/>
    </style:style>
    <style:style style:name="gr7" style:family="graphic" style:parent-style-name="standard">
      <style:graphic-properties draw:stroke="none" svg:stroke-color="#000000" draw:fill="none" fo:min-height="0cm"/>
    </style:style>
    <style:style style:name="gr8" style:family="graphic" style:parent-style-name="standard">
      <style:graphic-properties draw:stroke="none" svg:stroke-width="0cm" draw:fill="none" draw:fill-color="#ffffcc" fo:min-height="0.127cm"/>
    </style:style>
    <style:style style:name="gr9" style:family="graphic" style:parent-style-name="standard">
      <style:graphic-properties draw:stroke="solid" svg:stroke-color="#800000" draw:fill="none" fo:min-height="0.271cm"/>
    </style:style>
    <style:style style:name="gr10" style:family="graphic" style:parent-style-name="standard">
      <style:graphic-properties draw:stroke="none" svg:stroke-color="#000000" draw:fill="none" fo:min-height="0.271cm"/>
    </style:style>
    <style:style style:name="gr11" style:family="graphic" style:parent-style-name="standard">
      <style:graphic-properties svg:stroke-width="0cm" svg:stroke-color="#000000" draw:marker-start-width="0.2cm" draw:marker-end-width="0.2cm" draw:fill="solid" draw:fill-color="#cc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width="0.025cm" draw:marker-start-width="0.237cm" draw:marker-end-width="0.237cm" draw:fill="none" fo:min-height="0.127cm"/>
    </style:style>
    <style:style style:name="gr13" style:family="graphic" style:parent-style-name="standard">
      <style:graphic-properties svg:stroke-width="0.025cm" svg:stroke-color="#000000" draw:marker-start-width="0.237cm" draw:marker-end="Arrowheads_20_1" draw:marker-end-width="0.237cm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svg:stroke-width="0cm" svg:stroke-color="#000000" draw:marker-start-width="0.124cm" draw:marker-end="Arrowheads_20_1" draw:marker-end-width="0.124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000000" draw:marker-end="Arrowheads_20_1" draw:textarea-vertical-align="middle"/>
    </style:style>
    <style:style style:name="gr16" style:family="graphic" style:parent-style-name="standard">
      <style:graphic-properties svg:stroke-width="0cm" svg:stroke-color="#000000" draw:textarea-vertical-align="middle"/>
    </style:style>
    <style:style style:name="gr17" style:family="graphic" style:parent-style-name="standard">
      <style:graphic-properties svg:stroke-width="0cm" svg:stroke-color="#000000" draw:marker-start="Arrowheads_20_1" draw:marker-end="" draw:textarea-vertical-align="middle"/>
    </style:style>
    <style:style style:name="gr18" style:family="graphic" style:parent-style-name="standard">
      <style:graphic-properties draw:stroke="none" svg:stroke-width="0cm" svg:stroke-color="#000000" draw:fill="none" fo:min-height="1.955cm"/>
    </style:style>
    <style:style style:name="gr19" style:family="graphic" style:parent-style-name="standard">
      <style:graphic-properties draw:stroke="none" svg:stroke-width="0cm" svg:stroke-color="#000000" draw:fill="none" fo:min-height="1.588cm"/>
    </style:style>
    <style:style style:name="gr20" style:family="graphic" style:parent-style-name="standard">
      <style:graphic-properties draw:stroke="none" svg:stroke-width="0cm" svg:stroke-color="#000000" draw:fill="none" fo:min-height="1.956cm"/>
    </style:style>
    <style:style style:name="gr21" style:family="graphic" style:parent-style-name="standard">
      <style:graphic-properties draw:stroke="solid" svg:stroke-width="0cm" svg:stroke-color="#800000" draw:fill="none" fo:min-height="1.25cm"/>
    </style:style>
    <style:style style:name="gr22" style:family="graphic" style:parent-style-name="standard">
      <style:graphic-properties draw:stroke="solid" svg:stroke-color="#800000" draw:marker-end="Arrowheads_20_1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color="#000000" draw:marker-end="Arrowheads_20_1" draw:textarea-vertical-align="middle"/>
    </style:style>
    <style:style style:name="gr25" style:family="graphic" style:parent-style-name="standard">
      <style:graphic-properties svg:stroke-color="#800000" draw:marker-end="Arrowheads_20_1" draw:textarea-vertical-align="middle"/>
    </style:style>
    <style:style style:name="P1" style:family="paragraph"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color="#ff0000" fo:font-size="10pt" style:font-size-asian="10pt" style:font-size-complex="10pt"/>
    </style:style>
    <style:style style:name="P5" style:family="paragraph">
      <style:text-properties fo:color="#ff0000" fo:font-size="9pt" style:font-size-asian="9pt" style:font-size-complex="9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ff0000" fo:font-size="10pt" style:font-size-asian="10pt" style:font-size-complex="10pt"/>
    </style:style>
    <style:style style:name="T5" style:family="text">
      <style:text-properties fo:color="#ff0000"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9966cc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9966cc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9966cc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886cm" svg:height="0.645cm" svg:x="15.239cm" svg:y="2.617cm">
          <draw:text-box>
            <text:p><text:span text:style-name="T1"><text:s text:c="2"/></text:span><text:span text:style-name="T1">data8 <text:s text:c="2"/>= (volatile unsigned char <text:s/>*)(0x400);</text:span></text:p>
          </draw:text-box>
        </draw:frame>
        <draw:custom-shape draw:style-name="gr2" draw:text-style-name="P2" draw:layer="layout" svg:width="2.908cm" svg:height="1.02cm" svg:x="13.028cm" svg:y="3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2cm" svg:x="15.937cm" svg:y="3.8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08cm" svg:height="1.02cm" svg:x="18.848cm" svg:y="3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2cm" svg:x="21.757cm" svg:y="3.829cm">
          <text:p/>
          <draw:enhanced-geometry svg:viewBox="0 0 21600 21600" draw:type="rectangle" draw:enhanced-path="M 0 0 L 21600 0 21600 21600 0 21600 0 0 Z N"/>
        </draw:custom-shape>
        <draw:frame draw:style-name="gr4" draw:text-style-name="P1" xml:id="id34" draw:id="id34" draw:layer="layout" svg:width="7.548cm" svg:height="0.85cm" svg:x="15.578cm" svg:y="13.153cm">
          <draw:text-box>
            <text:p><text:span text:style-name="T1"><text:s text:c="2"/></text:span><text:span text:style-name="T1">data8 <text:s text:c="2"/>= (volatile unsigned int <text:s/>*)(0x300);</text:span></text:p>
          </draw:text-box>
        </draw:frame>
        <draw:frame draw:style-name="gr5" draw:text-style-name="P3" xml:id="id2" draw:id="id2" draw:layer="layout" svg:width="1.489cm" svg:height="0.963cm" svg:x="23.295cm" svg:y="3.975cm">
          <draw:text-box>
            <text:p><text:span text:style-name="T2">0x400</text:span></text:p>
            <text:p><text:span text:style-name="T2">(</text:span><text:span text:style-name="T3">1024</text:span><text:span text:style-name="T2">)</text:span></text:p>
          </draw:text-box>
        </draw:frame>
        <draw:frame draw:style-name="gr5" draw:text-style-name="P3" xml:id="id6" draw:id="id6" draw:layer="layout" svg:width="1.489cm" svg:height="0.607cm" svg:x="20.332cm" svg:y="4.071cm">
          <draw:text-box>
            <text:p><text:span text:style-name="T2">0x401</text:span></text:p>
          </draw:text-box>
        </draw:frame>
        <draw:frame draw:style-name="gr5" draw:text-style-name="P3" xml:id="id10" draw:id="id10" draw:layer="layout" svg:width="1.489cm" svg:height="0.607cm" svg:x="17.351cm" svg:y="4.072cm">
          <draw:text-box>
            <text:p><text:span text:style-name="T2">0x402</text:span></text:p>
          </draw:text-box>
        </draw:frame>
        <draw:frame draw:style-name="gr5" draw:text-style-name="P3" draw:layer="layout" svg:width="1.489cm" svg:height="0.607cm" svg:x="14.442cm" svg:y="4.073cm">
          <draw:text-box>
            <text:p><text:span text:style-name="T2">0x403</text:span></text:p>
          </draw:text-box>
        </draw:frame>
        <draw:connector draw:style-name="gr6" draw:text-style-name="P2" draw:layer="layout" svg:x1="23.125cm" svg:y1="2.939cm" svg:x2="24.039cm" svg:y2="3.975cm" draw:start-shape="id1" draw:start-glue-point="1" draw:end-shape="id2" draw:end-glue-point="0" svg:d="m23125 2939h914v1036">
          <text:p/>
        </draw:connector>
        <draw:frame draw:style-name="gr7" draw:text-style-name="P4" xml:id="id3" draw:id="id3" draw:layer="layout" svg:width="3.152cm" svg:height="0.645cm" svg:x="20.914cm" svg:y="6.161cm">
          <draw:text-box>
            <text:p><text:span text:style-name="T4"><text:s text:c="2"/></text:span><text:span text:style-name="T4">*data8 <text:s/>= 0x44;</text:span></text:p>
          </draw:text-box>
        </draw:frame>
        <draw:frame draw:style-name="gr5" draw:text-style-name="P5" xml:id="id4" draw:id="id4" draw:layer="layout" svg:width="1.249cm" svg:height="0.963cm" svg:x="21.868cm" svg:y="3.871cm">
          <draw:text-box>
            <text:p><text:span text:style-name="T5">0x44</text:span></text:p>
            <text:p><text:span text:style-name="T5">(68)</text:span></text:p>
          </draw:text-box>
        </draw:frame>
        <draw:frame draw:style-name="gr5" draw:text-style-name="P5" xml:id="id8" draw:id="id8" draw:layer="layout" svg:width="1.249cm" svg:height="0.607cm" svg:x="18.959cm" svg:y="4.072cm">
          <draw:text-box>
            <text:p><text:span text:style-name="T5">0x66</text:span></text:p>
          </draw:text-box>
        </draw:frame>
        <draw:frame draw:style-name="gr8" draw:text-style-name="P5" draw:layer="layout" svg:width="1.249cm" svg:height="0.607cm" svg:x="16.05cm" svg:y="4.073cm">
          <draw:text-box>
            <text:p><text:span text:style-name="T5">0x55</text:span></text:p>
          </draw:text-box>
        </draw:frame>
        <draw:frame draw:style-name="gr5" draw:text-style-name="P5" draw:layer="layout" svg:width="1.249cm" svg:height="0.607cm" svg:x="13.123cm" svg:y="4.074cm">
          <draw:text-box>
            <text:p><text:span text:style-name="T5">0x22</text:span></text:p>
          </draw:text-box>
        </draw:frame>
        <draw:custom-shape draw:style-name="gr3" draw:text-style-name="P2" draw:layer="layout" svg:width="2.908cm" svg:height="1.02cm" svg:x="10.11cm" svg:y="3.8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489cm" svg:height="0.607cm" svg:x="11.524cm" svg:y="4.072cm">
          <draw:text-box>
            <text:p><text:span text:style-name="T2">0x404</text:span></text:p>
          </draw:text-box>
        </draw:frame>
        <draw:frame draw:style-name="gr5" draw:text-style-name="P5" draw:layer="layout" svg:width="1.249cm" svg:height="0.607cm" svg:x="10.205cm" svg:y="4.073cm">
          <draw:text-box>
            <text:p><text:span text:style-name="T5">0x11</text:span></text:p>
          </draw:text-box>
        </draw:frame>
        <draw:connector draw:style-name="gr6" draw:text-style-name="P2" draw:layer="layout" svg:x1="22.49cm" svg:y1="6.161cm" svg:x2="22.492cm" svg:y2="4.834cm" draw:start-shape="id3" draw:start-glue-point="0" draw:end-shape="id4" draw:end-glue-point="2" svg:d="m22490 6161v-663h2v-664">
          <text:p/>
        </draw:connector>
        <draw:frame draw:style-name="gr9" draw:text-style-name="P6" xml:id="id5" draw:id="id5" draw:layer="layout" svg:width="2.103cm" svg:height="0.645cm" svg:x="20.028cm" svg:y="5.483cm">
          <draw:text-box>
            <text:p><text:span text:style-name="T6"><text:s text:c="2"/></text:span><text:span text:style-name="T6">data8++;</text:span></text:p>
          </draw:text-box>
        </draw:frame>
        <draw:connector draw:style-name="gr6" draw:text-style-name="P2" draw:layer="layout" svg:x1="21.079cm" svg:y1="5.483cm" svg:x2="21.076cm" svg:y2="4.678cm" draw:start-shape="id5" draw:start-glue-point="0" draw:end-shape="id6" draw:end-glue-point="2" svg:d="m21079 5483v-403h-3v-402">
          <text:p/>
        </draw:connector>
        <draw:frame draw:style-name="gr7" draw:text-style-name="P4" xml:id="id7" draw:id="id7" draw:layer="layout" svg:width="3.152cm" svg:height="0.645cm" svg:x="18.003cm" svg:y="6.179cm">
          <draw:text-box>
            <text:p><text:span text:style-name="T4"><text:s text:c="2"/></text:span><text:span text:style-name="T4">*data8 <text:s/>= 0x66;</text:span></text:p>
          </draw:text-box>
        </draw:frame>
        <draw:connector draw:style-name="gr6" draw:text-style-name="P2" draw:layer="layout" svg:x1="19.579cm" svg:y1="6.179cm" svg:x2="19.583cm" svg:y2="4.679cm" draw:start-shape="id7" draw:start-glue-point="0" draw:end-shape="id8" draw:end-glue-point="2" svg:d="m19579 6179v-750h4v-750">
          <text:p/>
        </draw:connector>
        <draw:frame draw:style-name="gr10" draw:text-style-name="P6" xml:id="id9" draw:id="id9" draw:layer="layout" svg:width="2.103cm" svg:height="0.645cm" svg:x="17.06cm" svg:y="5.537cm">
          <draw:text-box>
            <text:p><text:span text:style-name="T6"><text:s text:c="2"/></text:span><text:span text:style-name="T6">data8++;</text:span></text:p>
          </draw:text-box>
        </draw:frame>
        <draw:connector draw:style-name="gr6" draw:text-style-name="P2" draw:layer="layout" svg:x1="18.111cm" svg:y1="5.537cm" svg:x2="18.095cm" svg:y2="4.679cm" draw:start-shape="id9" draw:start-glue-point="0" draw:end-shape="id10" draw:end-glue-point="2" svg:d="m18111 5537v-429h-16v-429">
          <text:p/>
        </draw:connector>
        <draw:frame draw:style-name="gr7" draw:text-style-name="P4" xml:id="id11" draw:id="id11" draw:layer="layout" svg:width="3.152cm" svg:height="0.645cm" svg:x="15.112cm" svg:y="6.161cm">
          <draw:text-box>
            <text:p><text:span text:style-name="T4"><text:s text:c="2"/></text:span><text:span text:style-name="T4">*data8 <text:s/>= 0x55;</text:span></text:p>
          </draw:text-box>
        </draw:frame>
        <draw:connector draw:style-name="gr6" draw:text-style-name="P2" draw:layer="layout" svg:x1="16.688cm" svg:y1="6.161cm" svg:x2="16.69cm" svg:y2="4.678cm" draw:start-shape="id11" draw:start-glue-point="0" svg:d="m16688 6161v-991h2v-492">
          <text:p/>
        </draw:connector>
        <draw:frame draw:style-name="gr10" draw:text-style-name="P6" xml:id="id12" draw:id="id12" draw:layer="layout" svg:width="2.103cm" svg:height="0.645cm" svg:x="14.207cm" svg:y="5.483cm">
          <draw:text-box>
            <text:p><text:span text:style-name="T6"><text:s text:c="2"/></text:span><text:span text:style-name="T6">data8++;</text:span></text:p>
          </draw:text-box>
        </draw:frame>
        <draw:connector draw:style-name="gr6" draw:text-style-name="P2" draw:layer="layout" svg:x1="15.258cm" svg:y1="5.483cm" svg:x2="15.274cm" svg:y2="4.678cm" draw:start-shape="id12" draw:start-glue-point="0" svg:d="m15258 5483v-652h16v-153">
          <text:p/>
        </draw:connector>
        <draw:frame draw:style-name="gr7" draw:text-style-name="P4" xml:id="id13" draw:id="id13" draw:layer="layout" svg:width="3.152cm" svg:height="0.645cm" svg:x="12.225cm" svg:y="6.179cm">
          <draw:text-box>
            <text:p><text:span text:style-name="T4"><text:s text:c="2"/></text:span><text:span text:style-name="T4">*data8 <text:s/>= 0x22;</text:span></text:p>
          </draw:text-box>
        </draw:frame>
        <draw:connector draw:style-name="gr6" draw:text-style-name="P2" draw:layer="layout" svg:x1="13.801cm" svg:y1="6.179cm" svg:x2="13.781cm" svg:y2="4.679cm" draw:start-shape="id13" draw:start-glue-point="0" svg:d="m13801 6179v-1000h-20v-500">
          <text:p/>
        </draw:connector>
        <draw:frame draw:style-name="gr10" draw:text-style-name="P6" xml:id="id14" draw:id="id14" draw:layer="layout" svg:width="2.103cm" svg:height="0.645cm" svg:x="11.234cm" svg:y="5.537cm">
          <draw:text-box>
            <text:p><text:span text:style-name="T6"><text:s text:c="2"/></text:span><text:span text:style-name="T6">data8++;</text:span></text:p>
          </draw:text-box>
        </draw:frame>
        <draw:connector draw:style-name="gr6" draw:text-style-name="P2" draw:layer="layout" svg:x1="12.285cm" svg:y1="5.537cm" svg:x2="12.293cm" svg:y2="4.679cm" draw:start-shape="id14" draw:start-glue-point="0" svg:d="m12285 5537v-679h8v-179">
          <text:p/>
        </draw:connector>
        <draw:frame draw:style-name="gr7" draw:text-style-name="P4" xml:id="id15" draw:id="id15" draw:layer="layout" svg:width="3.152cm" svg:height="0.645cm" svg:x="9.201cm" svg:y="6.18cm">
          <draw:text-box>
            <text:p><text:span text:style-name="T4"><text:s text:c="2"/></text:span><text:span text:style-name="T4">*data8 <text:s/>= 0x11;</text:span></text:p>
          </draw:text-box>
        </draw:frame>
        <draw:connector draw:style-name="gr6" draw:text-style-name="P2" draw:layer="layout" svg:x1="10.777cm" svg:y1="6.18cm" svg:x2="10.781cm" svg:y2="4.68cm" draw:start-shape="id15" draw:start-glue-point="0" svg:d="m10777 6180v-1000h4v-500">
          <text:p/>
        </draw:connector>
        <draw:frame draw:style-name="gr1" draw:text-style-name="P1" xml:id="id16" draw:id="id16" draw:layer="layout" svg:width="7.897cm" svg:height="0.645cm" svg:x="15.336cm" svg:y="7.789cm">
          <draw:text-box>
            <text:p><text:span text:style-name="T1"><text:s text:c="2"/></text:span><text:span text:style-name="T1">data16 = (volatile unsigned short *)(0x200);</text:span></text:p>
          </draw:text-box>
        </draw:frame>
        <draw:custom-shape draw:style-name="gr11" draw:text-style-name="P2" draw:layer="layout" svg:width="2.908cm" svg:height="1.011cm" svg:x="13.042cm" svg:y="8.9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908cm" svg:height="1.02cm" svg:x="15.951cm" svg:y="8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11cm" svg:x="18.862cm" svg:y="8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08cm" svg:height="1.007cm" svg:x="21.771cm" svg:y="8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17" draw:id="id17" draw:layer="layout" svg:width="1.489cm" svg:height="0.963cm" svg:x="23.309cm" svg:y="9.022cm">
          <draw:text-box>
            <text:p><text:span text:style-name="T2">0x200</text:span></text:p>
            <text:p><text:span text:style-name="T2">(</text:span><text:span text:style-name="T3">512</text:span><text:span text:style-name="T2">)</text:span></text:p>
          </draw:text-box>
        </draw:frame>
        <draw:frame draw:style-name="gr12" draw:text-style-name="P3" draw:layer="layout" svg:width="1.489cm" svg:height="0.607cm" svg:x="20.346cm" svg:y="9.18cm">
          <draw:text-box>
            <text:p><text:span text:style-name="T2">0x201</text:span></text:p>
          </draw:text-box>
        </draw:frame>
        <draw:frame draw:style-name="gr12" draw:text-style-name="P3" xml:id="id21" draw:id="id21" draw:layer="layout" svg:width="1.489cm" svg:height="0.607cm" svg:x="17.365cm" svg:y="9.181cm">
          <draw:text-box>
            <text:p><text:span text:style-name="T2">0x202</text:span></text:p>
          </draw:text-box>
        </draw:frame>
        <draw:frame draw:style-name="gr12" draw:text-style-name="P3" draw:layer="layout" svg:width="1.489cm" svg:height="0.607cm" svg:x="14.456cm" svg:y="9.182cm">
          <draw:text-box>
            <text:p><text:span text:style-name="T2">0x203</text:span></text:p>
          </draw:text-box>
        </draw:frame>
        <draw:connector draw:style-name="gr6" draw:text-style-name="P2" draw:layer="layout" svg:x1="23.233cm" svg:y1="8.111cm" svg:x2="24.053cm" svg:y2="9.022cm" draw:start-shape="id16" draw:start-glue-point="1" draw:end-shape="id17" draw:end-glue-point="0" svg:d="m23233 8111h820v911">
          <text:p/>
        </draw:connector>
        <draw:frame draw:style-name="gr7" draw:text-style-name="P4" xml:id="id18" draw:id="id18" draw:layer="layout" svg:width="4.93cm" svg:height="0.645cm" svg:x="20.037cm" svg:y="11.27cm">
          <draw:text-box>
            <text:p><text:span text:style-name="T4"><text:s text:c="2"/></text:span><text:span text:style-name="T4">*data16 <text:s/>= 0x2020 (8224);</text:span></text:p>
          </draw:text-box>
        </draw:frame>
        <draw:frame draw:style-name="gr12" draw:text-style-name="P5" xml:id="id19" draw:id="id19" draw:layer="layout" svg:width="1.249cm" svg:height="0.607cm" svg:x="21.882cm" svg:y="9.18cm">
          <draw:text-box>
            <text:p><text:span text:style-name="T5">0x20</text:span></text:p>
          </draw:text-box>
        </draw:frame>
        <draw:frame draw:style-name="gr12" draw:text-style-name="P5" xml:id="id23" draw:id="id23" draw:layer="layout" svg:width="1.249cm" svg:height="0.607cm" svg:x="18.973cm" svg:y="9.181cm">
          <draw:text-box>
            <text:p><text:span text:style-name="T5">0x20</text:span></text:p>
          </draw:text-box>
        </draw:frame>
        <draw:frame draw:style-name="gr12" draw:text-style-name="P5" draw:layer="layout" svg:width="1.249cm" svg:height="0.607cm" svg:x="16.064cm" svg:y="9.182cm">
          <draw:text-box>
            <text:p><text:span text:style-name="T5">0x21</text:span></text:p>
          </draw:text-box>
        </draw:frame>
        <draw:frame draw:style-name="gr12" draw:text-style-name="P5" xml:id="id24" draw:id="id24" draw:layer="layout" svg:width="1.249cm" svg:height="0.607cm" svg:x="13.137cm" svg:y="9.183cm">
          <draw:text-box>
            <text:p><text:span text:style-name="T5">0x21</text:span></text:p>
          </draw:text-box>
        </draw:frame>
        <draw:connector draw:style-name="gr6" draw:text-style-name="P2" draw:layer="layout" svg:x1="22.502cm" svg:y1="11.27cm" svg:x2="22.506cm" svg:y2="9.787cm" draw:start-shape="id18" draw:start-glue-point="0" draw:end-shape="id19" draw:end-glue-point="2" svg:d="m22502 11270v-741h4v-742">
          <text:p/>
        </draw:connector>
        <draw:frame draw:style-name="gr9" draw:text-style-name="P6" xml:id="id20" draw:id="id20" draw:layer="layout" svg:width="2.376cm" svg:height="0.645cm" svg:x="16.924cm" svg:y="10.646cm">
          <draw:text-box>
            <text:p><text:span text:style-name="T6"><text:s text:c="2"/></text:span><text:span text:style-name="T6">data16++;</text:span></text:p>
          </draw:text-box>
        </draw:frame>
        <draw:connector draw:style-name="gr13" draw:text-style-name="P2" draw:layer="layout" svg:x1="18.112cm" svg:y1="10.646cm" svg:x2="18.109cm" svg:y2="9.788cm" draw:start-shape="id20" draw:start-glue-point="0" draw:end-shape="id21" draw:end-glue-point="2" svg:d="m18112 10646v-429h-3v-429">
          <text:p/>
        </draw:connector>
        <draw:frame draw:style-name="gr7" draw:text-style-name="P4" xml:id="id22" draw:id="id22" draw:layer="layout" svg:width="3.792cm" svg:height="0.645cm" svg:x="14.803cm" svg:y="11.27cm">
          <draw:text-box>
            <text:p><text:span text:style-name="T4"><text:s text:c="2"/></text:span><text:span text:style-name="T4">*data16 <text:s/>= 0x2121;</text:span></text:p>
          </draw:text-box>
        </draw:frame>
        <draw:connector draw:style-name="gr6" draw:text-style-name="P2" draw:layer="layout" svg:x1="16.699cm" svg:y1="11.27cm" svg:x2="16.704cm" svg:y2="9.787cm" draw:start-shape="id22" draw:start-glue-point="0" svg:d="m16699 11270v-991h5v-492">
          <text:p/>
        </draw:connector>
        <draw:frame draw:style-name="gr10" draw:text-style-name="P6" xml:id="id25" draw:id="id25" draw:layer="layout" svg:width="2.321cm" svg:height="0.645cm" svg:x="11.27cm" svg:y="10.646cm">
          <draw:text-box>
            <text:p><text:span text:style-name="T6"><text:s text:c="2"/></text:span><text:span text:style-name="T6">data16++;</text:span></text:p>
          </draw:text-box>
        </draw:frame>
        <draw:connector draw:style-name="gr14" draw:text-style-name="P2" draw:layer="layout" svg:x1="22.502cm" svg:y1="11.27cm" svg:x2="19.597cm" svg:y2="9.788cm" draw:start-shape="id18" draw:start-glue-point="0" draw:end-shape="id23" svg:d="m22502 11270v-741h-2905v-741">
          <text:p/>
        </draw:connector>
        <draw:connector draw:style-name="gr15" draw:text-style-name="P2" draw:layer="layout" svg:x1="16.699cm" svg:y1="11.27cm" svg:x2="13.761cm" svg:y2="9.79cm" draw:start-shape="id22" draw:start-glue-point="0" draw:end-shape="id24" draw:end-glue-point="2" svg:d="m16699 11270v-740h-2938v-740">
          <text:p/>
        </draw:connector>
        <draw:custom-shape draw:style-name="gr3" draw:text-style-name="P2" draw:layer="layout" svg:width="2.908cm" svg:height="1.011cm" svg:x="7.237cm" svg:y="8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08cm" svg:height="1.008cm" svg:x="10.146cm" svg:y="8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26" draw:id="id26" draw:layer="layout" svg:width="1.489cm" svg:height="0.607cm" svg:x="11.684cm" svg:y="9.178cm">
          <draw:text-box>
            <text:p><text:span text:style-name="T2">0x204</text:span></text:p>
          </draw:text-box>
        </draw:frame>
        <draw:frame draw:style-name="gr12" draw:text-style-name="P3" draw:layer="layout" svg:width="1.489cm" svg:height="0.607cm" svg:x="8.721cm" svg:y="9.179cm">
          <draw:text-box>
            <text:p><text:span text:style-name="T2">0x205</text:span></text:p>
          </draw:text-box>
        </draw:frame>
        <draw:connector draw:style-name="gr6" draw:text-style-name="P2" draw:layer="layout" svg:x1="12.43cm" svg:y1="10.646cm" svg:x2="12.428cm" svg:y2="9.785cm" draw:start-shape="id25" draw:start-glue-point="0" draw:end-shape="id26" draw:end-glue-point="2" svg:d="m12430 10646v-430h-2v-431">
          <text:p/>
        </draw:connector>
        <draw:frame draw:style-name="gr7" draw:text-style-name="P4" xml:id="id27" draw:id="id27" draw:layer="layout" svg:width="3.912cm" svg:height="0.645cm" svg:x="8.925cm" svg:y="11.269cm">
          <draw:text-box>
            <text:p><text:span text:style-name="T4"><text:s text:c="2"/></text:span><text:span text:style-name="T4">*data16 <text:s/>= 0x2222;</text:span></text:p>
          </draw:text-box>
        </draw:frame>
        <draw:frame draw:style-name="gr12" draw:text-style-name="P5" xml:id="id28" draw:id="id28" draw:layer="layout" svg:width="1.249cm" svg:height="0.607cm" svg:x="10.257cm" svg:y="9.179cm">
          <draw:text-box>
            <text:p><text:span text:style-name="T5">0x22</text:span></text:p>
          </draw:text-box>
        </draw:frame>
        <draw:frame draw:style-name="gr12" draw:text-style-name="P5" xml:id="id29" draw:id="id29" draw:layer="layout" svg:width="1.249cm" svg:height="0.607cm" svg:x="7.348cm" svg:y="9.18cm">
          <draw:text-box>
            <text:p><text:span text:style-name="T5">0x22</text:span></text:p>
          </draw:text-box>
        </draw:frame>
        <draw:connector draw:style-name="gr6" draw:text-style-name="P2" draw:layer="layout" svg:x1="10.881cm" svg:y1="11.269cm" svg:x2="10.881cm" svg:y2="9.786cm" draw:start-shape="id27" draw:start-glue-point="0" draw:end-shape="id28" draw:end-glue-point="2" svg:d="m10881 11269v-1483">
          <text:p/>
        </draw:connector>
        <draw:connector draw:style-name="gr14" draw:text-style-name="P2" draw:layer="layout" svg:x1="10.881cm" svg:y1="11.269cm" svg:x2="7.972cm" svg:y2="9.787cm" draw:start-shape="id27" draw:start-glue-point="0" draw:end-shape="id29" svg:d="m10881 11269v-741h-2909v-741">
          <text:p/>
        </draw:connector>
        <draw:custom-shape draw:style-name="gr3" draw:text-style-name="P2" draw:layer="layout" svg:width="2.908cm" svg:height="1.011cm" svg:x="13.002cm" svg:y="14.4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1cm" svg:x="15.911cm" svg:y="14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11cm" svg:x="18.822cm" svg:y="1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08cm" svg:height="1.017cm" svg:x="21.731cm" svg:y="1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35" draw:id="id35" draw:layer="layout" svg:width="1.489cm" svg:height="0.963cm" svg:x="23.269cm" svg:y="14.482cm">
          <draw:text-box>
            <text:p><text:span text:style-name="T2">0x300</text:span></text:p>
            <text:p><text:span text:style-name="T2">(</text:span><text:span text:style-name="T3">768</text:span><text:span text:style-name="T2">)</text:span></text:p>
          </draw:text-box>
        </draw:frame>
        <draw:frame draw:style-name="gr12" draw:text-style-name="P3" draw:layer="layout" svg:width="1.489cm" svg:height="0.607cm" svg:x="20.306cm" svg:y="14.683cm">
          <draw:text-box>
            <text:p><text:span text:style-name="T2">0x301</text:span></text:p>
          </draw:text-box>
        </draw:frame>
        <draw:frame draw:style-name="gr12" draw:text-style-name="P3" draw:layer="layout" svg:width="1.489cm" svg:height="0.607cm" svg:x="17.325cm" svg:y="14.684cm">
          <draw:text-box>
            <text:p><text:span text:style-name="T2">0x302</text:span></text:p>
          </draw:text-box>
        </draw:frame>
        <draw:frame draw:style-name="gr12" draw:text-style-name="P3" draw:layer="layout" svg:width="1.489cm" svg:height="0.607cm" svg:x="14.416cm" svg:y="14.685cm">
          <draw:text-box>
            <text:p><text:span text:style-name="T2">0x303</text:span></text:p>
          </draw:text-box>
        </draw:frame>
        <draw:frame draw:style-name="gr7" draw:text-style-name="P4" xml:id="id30" draw:id="id30" draw:layer="layout" svg:width="4.521cm" svg:height="0.645cm" svg:x="16.678cm" svg:y="16.773cm">
          <draw:text-box>
            <text:p><text:span text:style-name="T4"><text:s text:c="2"/></text:span><text:span text:style-name="T4">*data32 <text:s/>= 0x40403030; </text:span></text:p>
          </draw:text-box>
        </draw:frame>
        <draw:frame draw:style-name="gr12" draw:text-style-name="P5" xml:id="id31" draw:id="id31" draw:layer="layout" svg:width="1.249cm" svg:height="0.607cm" svg:x="21.842cm" svg:y="14.683cm">
          <draw:text-box>
            <text:p><text:span text:style-name="T5">0x30</text:span></text:p>
          </draw:text-box>
        </draw:frame>
        <draw:frame draw:style-name="gr12" draw:text-style-name="P5" xml:id="id38" draw:id="id38" draw:layer="layout" svg:width="1.249cm" svg:height="0.607cm" svg:x="18.933cm" svg:y="14.684cm">
          <draw:text-box>
            <text:p><text:span text:style-name="T5">0x30</text:span></text:p>
          </draw:text-box>
        </draw:frame>
        <draw:frame draw:style-name="gr12" draw:text-style-name="P5" xml:id="id36" draw:id="id36" draw:layer="layout" svg:width="1.249cm" svg:height="0.607cm" svg:x="16.024cm" svg:y="14.685cm">
          <draw:text-box>
            <text:p><text:span text:style-name="T5">0x40</text:span></text:p>
          </draw:text-box>
        </draw:frame>
        <draw:frame draw:style-name="gr12" draw:text-style-name="P5" xml:id="id37" draw:id="id37" draw:layer="layout" svg:width="1.249cm" svg:height="0.607cm" svg:x="13.097cm" svg:y="14.686cm">
          <draw:text-box>
            <text:p><text:span text:style-name="T5">0x40</text:span></text:p>
          </draw:text-box>
        </draw:frame>
        <draw:connector draw:style-name="gr6" draw:text-style-name="P2" draw:layer="layout" svg:x1="18.938cm" svg:y1="16.773cm" svg:x2="22.466cm" svg:y2="15.29cm" draw:start-shape="id30" draw:start-glue-point="0" draw:end-shape="id31" draw:end-glue-point="2" svg:d="m18938 16773v-741h3528v-742">
          <text:p/>
        </draw:connector>
        <draw:frame draw:style-name="gr9" draw:text-style-name="P6" xml:id="id32" draw:id="id32" draw:layer="layout" svg:width="2.321cm" svg:height="0.645cm" svg:x="11.23cm" svg:y="16.149cm">
          <draw:text-box>
            <text:p><text:span text:style-name="T6"><text:s text:c="2"/></text:span><text:span text:style-name="T6">data32++;</text:span></text:p>
          </draw:text-box>
        </draw:frame>
        <draw:custom-shape draw:style-name="gr11" draw:text-style-name="P2" draw:layer="layout" svg:width="2.908cm" svg:height="1.011cm" svg:x="7.197cm" svg:y="1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908cm" svg:height="1.011cm" svg:x="10.106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33" draw:id="id33" draw:layer="layout" svg:width="1.489cm" svg:height="0.607cm" svg:x="11.644cm" svg:y="14.681cm">
          <draw:text-box>
            <text:p><text:span text:style-name="T2">0x304</text:span></text:p>
          </draw:text-box>
        </draw:frame>
        <draw:frame draw:style-name="gr12" draw:text-style-name="P3" draw:layer="layout" svg:width="1.489cm" svg:height="0.607cm" svg:x="8.681cm" svg:y="14.682cm">
          <draw:text-box>
            <text:p><text:span text:style-name="T2">0x305</text:span></text:p>
          </draw:text-box>
        </draw:frame>
        <draw:connector draw:style-name="gr6" draw:text-style-name="P2" draw:layer="layout" svg:x1="12.39cm" svg:y1="16.149cm" svg:x2="12.388cm" svg:y2="15.288cm" draw:start-shape="id32" draw:start-glue-point="0" draw:end-shape="id33" draw:end-glue-point="2" svg:d="m12390 16149v-431h-2v-430">
          <text:p/>
        </draw:connector>
        <draw:frame draw:style-name="gr12" draw:text-style-name="P5" xml:id="id40" draw:id="id40" draw:layer="layout" svg:width="1.249cm" svg:height="0.607cm" svg:x="10.217cm" svg:y="14.682cm">
          <draw:text-box>
            <text:p><text:span text:style-name="T5">0x31</text:span></text:p>
          </draw:text-box>
        </draw:frame>
        <draw:frame draw:style-name="gr12" draw:text-style-name="P5" xml:id="id41" draw:id="id41" draw:layer="layout" svg:width="1.249cm" svg:height="0.607cm" svg:x="7.308cm" svg:y="14.683cm">
          <draw:text-box>
            <text:p><text:span text:style-name="T5">0x31</text:span></text:p>
          </draw:text-box>
        </draw:frame>
        <draw:custom-shape draw:style-name="gr11" draw:text-style-name="P2" draw:layer="layout" svg:width="2.908cm" svg:height="1.011cm" svg:x="1.365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908cm" svg:height="1.012cm" svg:x="4.274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489cm" svg:height="0.607cm" svg:x="2.849cm" svg:y="14.681cm">
          <draw:text-box>
            <text:p><text:span text:style-name="T2">0x307</text:span></text:p>
          </draw:text-box>
        </draw:frame>
        <draw:frame draw:style-name="gr12" draw:text-style-name="P5" draw:layer="layout" svg:width="1.249cm" svg:height="0.607cm" svg:x="4.385cm" svg:y="14.681cm">
          <draw:text-box>
            <text:p><text:span text:style-name="T5">0x31</text:span></text:p>
          </draw:text-box>
        </draw:frame>
        <draw:frame draw:style-name="gr12" draw:text-style-name="P5" draw:layer="layout" svg:width="1.249cm" svg:height="0.607cm" svg:x="1.476cm" svg:y="14.682cm">
          <draw:text-box>
            <text:p><text:span text:style-name="T5">0x31</text:span></text:p>
          </draw:text-box>
        </draw:frame>
        <draw:connector draw:style-name="gr16" draw:text-style-name="P2" draw:layer="layout" svg:x1="23.126cm" svg:y1="13.578cm" svg:x2="24.013cm" svg:y2="14.482cm" draw:start-shape="id34" draw:start-glue-point="1" draw:end-shape="id35" draw:end-glue-point="0" svg:d="m23126 13578h887v904">
          <text:p/>
        </draw:connector>
        <draw:frame draw:style-name="gr12" draw:text-style-name="P3" draw:layer="layout" svg:width="1.489cm" svg:height="0.607cm" svg:x="5.65cm" svg:y="14.682cm">
          <draw:text-box>
            <text:p><text:span text:style-name="T2">0x306</text:span></text:p>
          </draw:text-box>
        </draw:frame>
        <draw:connector draw:style-name="gr15" draw:text-style-name="P2" draw:layer="layout" svg:x1="18.938cm" svg:y1="16.773cm" svg:x2="16.648cm" svg:y2="15.292cm" draw:start-shape="id30" draw:start-glue-point="0" draw:end-shape="id36" draw:end-glue-point="2" svg:d="m18938 16773v-740h-2290v-741">
          <text:p/>
        </draw:connector>
        <draw:connector draw:style-name="gr15" draw:text-style-name="P2" draw:layer="layout" svg:x1="18.938cm" svg:y1="16.773cm" svg:x2="13.721cm" svg:y2="15.293cm" draw:start-shape="id30" draw:start-glue-point="0" draw:end-shape="id37" draw:end-glue-point="2" svg:d="m18938 16773v-740h-5217v-740">
          <text:p/>
        </draw:connector>
        <draw:connector draw:style-name="gr17" draw:text-style-name="P2" draw:layer="layout" svg:x1="19.557cm" svg:y1="15.291cm" svg:x2="18.938cm" svg:y2="16.773cm" draw:start-shape="id38" draw:start-glue-point="2" draw:end-shape="id30" draw:end-glue-point="0" svg:d="m19557 15291v741h-619v741">
          <text:p/>
        </draw:connector>
        <draw:frame draw:style-name="gr7" draw:text-style-name="P4" xml:id="id39" draw:id="id39" draw:layer="layout" svg:width="4.539cm" svg:height="0.645cm" svg:x="3.578cm" svg:y="16.773cm">
          <draw:text-box>
            <text:p><text:span text:style-name="T4"><text:s text:c="2"/></text:span><text:span text:style-name="T4">*data32 <text:s/>= 0x31313131;</text:span></text:p>
          </draw:text-box>
        </draw:frame>
        <draw:connector draw:style-name="gr6" draw:text-style-name="P2" draw:layer="layout" draw:line-skew="-0.239cm" svg:x1="5.847cm" svg:y1="16.773cm" svg:x2="10.841cm" svg:y2="15.289cm" draw:start-shape="id39" draw:start-glue-point="0" draw:end-shape="id40" svg:d="m5847 16773v-981h4994v-503">
          <text:p/>
        </draw:connector>
        <draw:connector draw:style-name="gr15" draw:text-style-name="P2" draw:layer="layout" svg:x1="5.847cm" svg:y1="16.773cm" svg:x2="4.969cm" svg:y2="15.291cm" draw:start-shape="id39" draw:start-glue-point="0" svg:d="m5847 16773v-991h-878v-491">
          <text:p/>
        </draw:connector>
        <draw:connector draw:style-name="gr15" draw:text-style-name="P2" draw:layer="layout" svg:x1="5.847cm" svg:y1="16.773cm" svg:x2="2.06cm" svg:y2="15.292cm" draw:start-shape="id39" draw:start-glue-point="0" svg:d="m5847 16773v-990h-3787v-491">
          <text:p/>
        </draw:connector>
        <draw:connector draw:style-name="gr17" draw:text-style-name="P2" draw:layer="layout" draw:line-skew="-0.24cm" svg:x1="7.932cm" svg:y1="15.29cm" svg:x2="5.847cm" svg:y2="16.773cm" draw:start-shape="id41" draw:start-glue-point="2" draw:end-shape="id39" draw:end-glue-point="0" svg:d="m7932 15290v502h-2085v981">
          <text:p/>
        </draw:connector>
        <draw:frame draw:style-name="gr18" draw:layer="layout" svg:width="6.161cm" svg:height="2.205cm" svg:x="25.316cm" svg:y="2.958cm">
          <draw:text-box>
            <text:p><text:s/><text:span text:style-name="T6">*data8 <text:s/>= 0x44;</text:span></text:p>
            <text:p><text:span text:style-name="T6"><text:s text:c="2"/></text:span><text:span text:style-name="T6">8c:</text:span><text:span text:style-name="T6"><text:tab/></text:span><text:span text:style-name="T6">34 02 00 44 </text:span><text:span text:style-name="T6"><text:tab/></text:span><text:span text:style-name="T4">mvi r2,68</text:span></text:p>
            <text:p><text:span text:style-name="T6"><text:s text:c="2"/></text:span><text:span text:style-name="T6">90:</text:span><text:span text:style-name="T6"><text:tab/></text:span><text:span text:style-name="T6">34 01 04 00 </text:span><text:span text:style-name="T6"><text:tab/></text:span><text:span text:style-name="T6">mvi r1,</text:span><text:span text:style-name="T1">1024</text:span></text:p>
            <text:p><text:span text:style-name="T6"><text:s text:c="2"/></text:span><text:span text:style-name="T6">94:</text:span><text:span text:style-name="T6"><text:tab/></text:span><text:span text:style-name="T6">30 22 00 00 </text:span><text:span text:style-name="T6"><text:tab/></text:span><text:span text:style-name="T6">sb (r1+0),</text:span><text:span text:style-name="T4">r2</text:span></text:p>
          </draw:text-box>
        </draw:frame>
        <draw:frame draw:style-name="gr19" draw:layer="layout" svg:width="6.161cm" svg:height="1.838cm" svg:x="25.317cm" svg:y="8.359cm">
          <draw:text-box>
            <text:p><text:span text:style-name="T6">*data16 = 0x2020;</text:span></text:p>
            <text:p><text:span text:style-name="T6"><text:s text:c="2"/></text:span><text:span text:style-name="T6">c8:</text:span><text:span text:style-name="T6"><text:tab/></text:span><text:span text:style-name="T6">34 02 20 20 </text:span><text:span text:style-name="T6"><text:tab/></text:span><text:span text:style-name="T6">mvi r2,</text:span><text:span text:style-name="T4">8224</text:span></text:p>
            <text:p><text:span text:style-name="T6"><text:s text:c="2"/></text:span><text:span text:style-name="T6">cc:</text:span><text:span text:style-name="T6"><text:tab/></text:span><text:span text:style-name="T6">34 01 02 00 </text:span><text:span text:style-name="T6"><text:tab/></text:span><text:span text:style-name="T6">mvi r1,</text:span><text:span text:style-name="T1">512</text:span></text:p>
            <text:p><text:span text:style-name="T6"><text:s text:c="2"/></text:span><text:span text:style-name="T6">d0:</text:span><text:span text:style-name="T6"><text:tab/></text:span><text:span text:style-name="T6">0c 22 00 00 </text:span><text:span text:style-name="T6"><text:tab/></text:span><text:span text:style-name="T6">sh (r1+0),</text:span><text:span text:style-name="T4">r2</text:span></text:p>
          </draw:text-box>
        </draw:frame>
        <draw:frame draw:style-name="gr20" draw:text-style-name="P6" draw:layer="layout" svg:width="6.914cm" svg:height="2.221cm" svg:x="25.527cm" svg:y="13.45cm">
          <draw:text-box>
            <text:p><text:span text:style-name="T6"><text:s text:c="2"/></text:span><text:span text:style-name="T6">*data32 = 0x40403030;</text:span></text:p>
            <text:p><text:span text:style-name="T6"><text:s text:c="2"/></text:span><text:span text:style-name="T6">e8:</text:span><text:span text:style-name="T6"><text:tab/></text:span><text:span text:style-name="T6">78 02 40 40 </text:span><text:span text:style-name="T6"><text:tab/></text:span><text:span text:style-name="T6">mvhi r2,</text:span><text:span text:style-name="T4">0x4040</text:span></text:p>
            <text:p><text:span text:style-name="T6"><text:s text:c="2"/></text:span><text:span text:style-name="T6">f0:</text:span><text:span text:style-name="T6"><text:tab/></text:span><text:span text:style-name="T6">38 42 30 30 </text:span><text:span text:style-name="T6"><text:tab/></text:span><text:span text:style-name="T6">ori r2,r2,</text:span><text:span text:style-name="T4">0x3030</text:span></text:p>
            <text:p><text:span text:style-name="T6"><text:s text:c="2"/></text:span><text:span text:style-name="T6">f8:</text:span><text:span text:style-name="T6"><text:tab/></text:span><text:span text:style-name="T6">34 03 03 00 </text:span><text:span text:style-name="T6"><text:tab/></text:span><text:span text:style-name="T6">mvi r3,</text:span><text:span text:style-name="T1">768</text:span></text:p>
            <text:p><text:span text:style-name="T6"><text:s text:c="2"/></text:span><text:span text:style-name="T6">fc:</text:span><text:span text:style-name="T6"><text:tab/></text:span><text:span text:style-name="T6">58 62 00 00 </text:span><text:span text:style-name="T6"><text:tab/></text:span><text:span text:style-name="T6">sw (r3+0),</text:span><text:span text:style-name="T4">r2</text:span></text:p>
          </draw:text-box>
        </draw:frame>
        <draw:frame draw:style-name="gr21" xml:id="id42" draw:id="id42" draw:layer="layout" svg:width="6.629cm" svg:height="1.5cm" svg:x="25.317cm" svg:y="5.459cm">
          <draw:text-box>
            <text:p><text:span text:style-name="T6"><text:tab/></text:span><text:span text:style-name="T6">2b 81 00 08 </text:span><text:span text:style-name="T6"><text:tab/></text:span><text:span text:style-name="T6">lw r1,(sp+8)</text:span></text:p>
            <text:p><text:span text:style-name="T6"><text:tab/></text:span><text:span text:style-name="T6">34 21 00 01 </text:span><text:span text:style-name="T6"><text:tab/></text:span><text:span text:style-name="T7">addi r1,r1,1</text:span></text:p>
            <text:p><text:span text:style-name="T6"><text:tab/></text:span><text:span text:style-name="T6">5b 81 00 08 </text:span><text:span text:style-name="T6"><text:tab/></text:span><text:span text:style-name="T6">sw (sp+8),r1</text:span></text:p>
          </draw:text-box>
        </draw:frame>
        <draw:connector draw:style-name="gr22" draw:text-style-name="P2" draw:layer="layout" svg:x1="21.079cm" svg:y1="6.128cm" svg:x2="28.631cm" svg:y2="6.959cm" draw:start-shape="id5" draw:start-glue-point="2" draw:end-shape="id42" draw:end-glue-point="2" svg:d="m21079 6128v1332h7552v-501">
          <text:p/>
        </draw:connector>
        <draw:custom-shape draw:style-name="gr23" draw:text-style-name="P2" xml:id="id43" draw:id="id43" draw:layer="layout" svg:width="2.249cm" svg:height="0.398cm" svg:x="29.118cm" svg:y="4.1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44" draw:id="id44" draw:layer="layout" svg:width="2.249cm" svg:height="0.398cm" svg:x="29.117cm" svg:y="5.607cm">
          <text:p/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line-skew="-0.145cm" svg:x1="31.367cm" svg:y1="4.391cm" svg:x2="31.366cm" svg:y2="5.806cm" draw:start-shape="id43" draw:start-glue-point="1" draw:end-shape="id44" draw:end-glue-point="1" svg:d="m31367 4391h355v1415h-356">
          <text:p/>
        </draw:connector>
        <draw:frame draw:style-name="gr21" xml:id="id49" draw:id="id49" draw:layer="layout" svg:width="6.629cm" svg:height="1.5cm" svg:x="25.318cm" svg:y="10.487cm">
          <draw:text-box>
            <text:p><text:span text:style-name="T6"><text:s/></text:span><text:span text:style-name="T6"><text:tab/></text:span><text:span text:style-name="T6">2b 81 00 0c </text:span><text:span text:style-name="T6"><text:tab/></text:span><text:span text:style-name="T6">lw r1,(sp+12)</text:span></text:p>
            <text:p><text:span text:style-name="T6"><text:s/></text:span><text:span text:style-name="T6"><text:tab/></text:span><text:span text:style-name="T6">34 21 00 02 </text:span><text:span text:style-name="T6"><text:tab/></text:span><text:span text:style-name="T7">addi r1,r1,</text:span><text:span text:style-name="T8">2</text:span></text:p>
            <text:p><text:span text:style-name="T6"><text:s/></text:span><text:span text:style-name="T6"><text:tab/></text:span><text:span text:style-name="T6">5b 81 00 0c </text:span><text:span text:style-name="T6"><text:tab/></text:span><text:span text:style-name="T6">sw (sp+12),r1</text:span></text:p>
          </draw:text-box>
        </draw:frame>
        <draw:custom-shape draw:style-name="gr23" draw:text-style-name="P2" xml:id="id45" draw:id="id45" draw:layer="layout" svg:width="2.249cm" svg:height="0.398cm" svg:x="29.119cm" svg:y="9.2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46" draw:id="id46" draw:layer="layout" svg:width="2.249cm" svg:height="0.398cm" svg:x="29.118cm" svg:y="10.635cm">
          <text:p/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line-skew="-0.177cm" svg:x1="31.368cm" svg:y1="9.419cm" svg:x2="31.367cm" svg:y2="10.834cm" draw:start-shape="id45" draw:start-glue-point="1" draw:end-shape="id46" draw:end-glue-point="1" svg:d="m31368 9419h323v1415h-324">
          <text:p/>
        </draw:connector>
        <draw:frame draw:style-name="gr21" xml:id="id50" draw:id="id50" draw:layer="layout" svg:width="6.629cm" svg:height="1.5cm" svg:x="25.619cm" svg:y="15.987cm">
          <draw:text-box>
            <text:p><text:span text:style-name="T6"><text:s/></text:span><text:span text:style-name="T6"><text:tab/></text:span><text:span text:style-name="T6">2b 81 00 10 </text:span><text:span text:style-name="T6"><text:tab/></text:span><text:span text:style-name="T6">lw r3,(sp+16)</text:span></text:p>
            <text:p><text:span text:style-name="T6"><text:s/></text:span><text:span text:style-name="T6"><text:tab/></text:span><text:span text:style-name="T6">34 21 00 04 </text:span><text:span text:style-name="T6"><text:tab/></text:span><text:span text:style-name="T7">addi r3,r3,</text:span><text:span text:style-name="T9">4</text:span></text:p>
            <text:p><text:span text:style-name="T6"><text:s/></text:span><text:span text:style-name="T6"><text:tab/></text:span><text:span text:style-name="T6">5b 81 00 10 </text:span><text:span text:style-name="T6"><text:tab/></text:span><text:span text:style-name="T6">sw (sp+16),r3</text:span></text:p>
          </draw:text-box>
        </draw:frame>
        <draw:custom-shape draw:style-name="gr23" draw:text-style-name="P2" xml:id="id47" draw:id="id47" draw:layer="layout" svg:width="2.249cm" svg:height="0.398cm" svg:x="29.42cm" svg:y="14.7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48" draw:id="id48" draw:layer="layout" svg:width="2.249cm" svg:height="0.398cm" svg:x="29.419cm" svg:y="16.135cm">
          <text:p/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line-skew="-0.223cm" svg:x1="31.669cm" svg:y1="14.919cm" svg:x2="31.668cm" svg:y2="16.334cm" draw:start-shape="id47" draw:start-glue-point="1" draw:end-shape="id48" draw:end-glue-point="1" svg:d="m31669 14919h277v1415h-278">
          <text:p/>
        </draw:connector>
        <draw:connector draw:style-name="gr25" draw:text-style-name="P2" draw:layer="layout" svg:x1="18.112cm" svg:y1="11.291cm" svg:x2="28.632cm" svg:y2="11.987cm" draw:start-shape="id20" draw:end-shape="id49" draw:end-glue-point="2" svg:d="m18112 11291v1197h10520v-501">
          <text:p/>
        </draw:connector>
        <draw:connector draw:style-name="gr22" draw:text-style-name="P2" draw:layer="layout" svg:x1="12.39cm" svg:y1="16.794cm" svg:x2="28.933cm" svg:y2="17.487cm" draw:start-shape="id32" draw:start-glue-point="2" draw:end-shape="id50" svg:d="m12390 16794v1194h16543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9T18:36:42</meta:creation-date>
    <dc:date>2012-05-05T08:26:00</dc:date>
    <meta:editing-duration>PT3H22M12S</meta:editing-duration>
    <meta:editing-cycles>90</meta:editing-cycles>
    <meta:generator>LibreOffice/3.5$Linux_x86 LibreOffice_project/350m1$Build-2</meta:generator>
    <meta:document-statistic meta:object-count="124"/>
  </office:meta>
</office:document-meta>
</file>